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2.353cm" svg:height="12.118cm" svg:x="9.8cm" svg:y="1.204cm">
            <draw:object draw:notify-on-update-of-ranges="Лист1.A1:Лист1.A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3:02:13.669000000</meta:creation-date>
    <dc:date>2023-02-13T17:07:17.780000000</dc:date>
    <meta:editing-duration>PT11M24S</meta:editing-duration>
    <meta:editing-cycles>2</meta:editing-cycles>
    <meta:generator>LibreOffice/7.3.6.2$Windows_X86_64 LibreOffice_project/c28ca90fd6e1a19e189fc16c05f8f8924961e12e</meta:generator>
    <meta:document-statistic meta:table-count="1" meta:cell-count="1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54cm" svg:height="12.119cm" xlink:href=".." xlink:type="simple" chart:class="chart:line" chart:style-name="ch1">
        <chart:title svg:x="15.339cm" svg:y="0.378cm" chart:style-name="ch2">
          <text:p>Fitness</text:p>
        </chart:title>
        <chart:legend chart:legend-position="end" svg:x="29.213cm" svg:y="5.755cm" style:legend-expansion="high" chart:style-name="ch3"/>
        <chart:plot-area chart:style-name="ch4" table:cell-range-address="Лист1.A1:Лист1.A122" svg:x="1.648cm" svg:y="1.399cm" svg:width="26.918cm" svg:height="9.507cm">
          <chart:coordinate-region svg:x="2.211cm" svg:y="1.603cm" svg:width="26.355cm" svg:height="9.099cm"/>
          <chart:axis chart:dimension="x" chart:name="primary-x" chart:style-name="ch5">
            <chart:title svg:x="14.271cm" svg:y="11.148cm" chart:style-name="ch6">
              <text:p>Поколения</text:p>
            </chart:title>
          </chart:axis>
          <chart:axis chart:dimension="y" chart:name="primary-y" chart:style-name="ch5">
            <chart:title svg:x="0.451cm" svg:y="6.784cm" chart:style-name="ch7">
              <text:p>Рейтинг</text:p>
            </chart:title>
            <chart:grid chart:style-name="ch8" chart:class="major"/>
          </chart:axis>
          <chart:series chart:style-name="ch9" chart:values-cell-range-address="Лист1.A1:Лист1.A122" chart:class="chart:line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Лист1.A1:Лист1.A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